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B0000004B499F97E0838B27A82.png" manifest:media-type="image/png"/>
  <manifest:file-entry manifest:full-path="Pictures/1000000000000818000005D4C8AE853B0EF02969.png" manifest:media-type="image/png"/>
  <manifest:file-entry manifest:full-path="Pictures/10000000000006BE000006C4636FF584D3AEBF67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4.892cm" svg:height="3.506cm" svg:x="1.524cm" svg:y="8.8cm" presentation:class="title" presentation:user-transformed="true">
          <draw:text-box>
            <text:p>Obyektlar, destruktizatsiya obyekt<text:line-break/> (ES-6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draw:style-name="gr2" draw:text-style-name="P2" draw:layer="layout" svg:width="27.94cm" svg:height="20.967cm" svg:x="0cm" svg:y="0.033cm">
          <draw:image xlink:href="Pictures/10000000000006BE000006C4636FF584D3AEBF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draw:style-name="gr2" draw:text-style-name="P2" draw:layer="layout" svg:width="28.068cm" svg:height="21cm" svg:x="0cm" svg:y="0cm">
          <draw:image xlink:href="Pictures/1000000000000818000005D4C8AE853B0EF029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draw:style-name="gr2" draw:text-style-name="P2" draw:layer="layout" svg:width="27.999cm" svg:height="20.941cm" svg:x="0cm" svg:y="0.059cm">
          <draw:image xlink:href="Pictures/10000000000008B0000004B499F97E0838B27A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1:39:01.429529222</meta:creation-date>
    <meta:editing-duration>PT13M14S</meta:editing-duration>
    <meta:editing-cycles>3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03T12:42:36.784158667</dc:date>
    <meta:document-statistic meta:object-count="70"/>
  </office:meta>
</office:document-meta>
</file>